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DejaVu Sans" fo:font-size="10pt" fo:letter-spacing="normal" fo:language="en" fo:country="GB" fo:font-style="normal" fo:font-weight="normal" officeooo:rsid="000a9894" officeooo:paragraph-rsid="000a9894" style:font-size-asian="10pt" style:font-size-complex="10pt"/>
    </style:style>
    <style:style style:name="P2" style:family="paragraph" style:parent-style-name="Standard">
      <style:text-properties style:font-name="DejaVu Sans" fo:font-size="10pt" fo:language="en" fo:country="GB" officeooo:rsid="000696c2" officeooo:paragraph-rsid="000696c2" style:font-size-asian="10pt" style:font-size-complex="10pt"/>
    </style:style>
    <style:style style:name="P3" style:family="paragraph" style:parent-style-name="Standard">
      <style:text-properties style:font-name="DejaVu Sans" fo:font-size="10pt" fo:language="en" fo:country="GB" officeooo:rsid="000a9894" officeooo:paragraph-rsid="000a9894" style:font-size-asian="10pt" style:font-size-complex="10pt"/>
    </style:style>
    <style:style style:name="P4" style:family="paragraph" style:parent-style-name="Standard">
      <style:text-properties style:font-name="DejaVu Sans" fo:font-size="10pt" fo:language="en" fo:country="GB" officeooo:rsid="0009443f" officeooo:paragraph-rsid="0009443f" style:font-size-asian="10pt" style:font-size-complex="10pt"/>
    </style:style>
    <style:style style:name="P5" style:family="paragraph" style:parent-style-name="Standard">
      <style:text-properties style:font-name="DejaVu Sans" fo:font-size="10pt" fo:language="en" fo:country="GB" officeooo:rsid="0005f886" officeooo:paragraph-rsid="0005f886" style:font-size-asian="10pt" style:font-size-complex="10pt"/>
    </style:style>
    <style:style style:name="P6" style:family="paragraph" style:parent-style-name="Standard">
      <style:text-properties style:font-name="DejaVu Sans" fo:font-size="10pt" fo:language="en" fo:country="GB" fo:font-style="italic" officeooo:rsid="0005f886" officeooo:paragraph-rsid="0005f886" style:font-size-asian="10pt" style:font-style-asian="italic" style:font-size-complex="10pt" style:font-style-complex="italic"/>
    </style:style>
    <style:style style:name="P7" style:family="paragraph" style:parent-style-name="Standard" style:list-style-name="L7">
      <style:text-properties style:font-name="DejaVu Sans" fo:font-size="10pt" fo:language="en" fo:country="GB" fo:font-style="italic" officeooo:rsid="000b7bc2" officeooo:paragraph-rsid="000b7bc2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DejaVu Sans" fo:font-size="10pt" fo:language="en" fo:country="GB" fo:font-style="italic" officeooo:rsid="000b7bc2" officeooo:paragraph-rsid="000b7bc2" fo:background-color="transparent" style:font-size-asian="10pt" style:font-style-asian="italic" style:font-size-complex="10pt" style:font-style-complex="italic"/>
    </style:style>
    <style:style style:name="P9" style:family="paragraph" style:parent-style-name="Standard" style:list-style-name="L6">
      <style:text-properties style:font-name="DejaVu Sans" fo:font-size="10pt" fo:language="en" fo:country="GB" fo:font-style="italic" officeooo:rsid="000b7bc2" officeooo:paragraph-rsid="000b7bc2" fo:background-color="transparent" style:font-size-asian="10pt" style:font-style-asian="italic" style:font-size-complex="10pt" style:font-style-complex="italic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90ad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9443f"/>
    </style:style>
    <style:style style:name="T4" style:family="text">
      <style:text-properties officeooo:rsid="0009b99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7bc2"/>
    </style:style>
    <style:style style:name="T7" style:family="text">
      <style:text-properties fo:color="#ff3333" fo:font-style="italic" style:font-style-asian="italic" style:font-style-complex="italic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st competitive clubs in Aberystwyth have a Hall of Fame of national and international stars. But perhaps the one with one of the highest proportions of front-rank pla<text:span text:style-name="T1">y</text:span>ers will come as a surprise. <text:s/>Aberystwyth Bridge Club has members ranging from novice to expert, with <office:annotation office:name="__Annotation__36_721524051"><dc:creator>Roger Boyle</dc:creator><dc:date>2017-09-01T13:30:08.658148551</dc:date><text:list text:style-name=""><text:list-item><text:p text:style-name="P10"><text:span text:style-name="T9">We believe this to be true but would like to verify it with you, Mike</text:span></text:p></text:list-item></text:list></office:annotation><text:span text:style-name="T4">over 10</text:span>%<office:annotation-end office:name="__Annotation__36_721524051"/> able to boast international credentials. <text:s/>Among these are Mike Tedd, who has served as Welsh international captain <text:span text:style-name="T1">over many years</text:span>, and Stephen Loat who is part of the Welsh <office:annotation office:name="__Annotation__37_721524051"><dc:creator>Roger Boyle</dc:creator><dc:date>2017-09-01T13:30:42.448900724</dc:date><text:list text:continue-numbering="true" text:style-name=""><text:list-item><text:p text:style-name="P10"><text:span text:style-name="T9">Will seek out this detail</text:span></text:p></text:list-item></text:list></office:annotation>XXX<office:annotation-end office:name="__Annotation__37_721524051"/> squad.</text:p>
      <text:p text:style-name="P2"/>
      <text:p text:style-name="P3">Bridge (strictly, <text:span text:style-name="T5">Contract</text:span> Bridge) has its roots in whist, an old and popular game with many variants. <text:s/>The version we see today appeared in the 1930s and is played globally. <text:s/>While Internationals will have carefully nurtured partnerships and sophisticated “systems”, the satisfaction of playing a partner-based game of skill is available to all levels.</text:p>
      <text:p text:style-name="P3"/>
      <text:p text:style-name="P1">Aberystwyth Bridge club was formed in the late sixties with about 4 tables meeting in the basement of the Marine Hotel. A great achievement was that, in those early days and with such a small membership, they won both the Welsh Cup and the Webber Cup <text:span text:style-name="T6">(a national teams event)</text:span>. The team comprised founder members: Morton Davies , Mike Tedd , John Marek (who later became an MP and played for the Commons v<text:span text:style-name="T6">s</text:span>. The Lords) and Eric Williams. <text:s/>Mike Tedd <text:span text:style-name="T7"><office:annotation office:name="__Annotation__38_721524051"><dc:creator>Roger Boyle</dc:creator><dc:date>2017-09-01T13:31:51.518546274</dc:date><text:list text:continue-numbering="true" text:style-name=""><text:list-item><text:p text:style-name="P10"><text:span text:style-name="T9">Mike – a few words on your glittering career!</text:span></text:p></text:list-item></text:list></office:annotation></text:span><text:span text:style-name="T7">here a short bio and list of honours ...</text:span><office:annotation-end office:name="__Annotation__38_721524051"/></text:p>
      <text:p text:style-name="P2"/>
      <text:p text:style-name="P4">Whether bridge is a “sport” or not we can let others argue about, but it is certainly a game of skill, hugely enjoyed at all levels, bringing sociability, mental exercise, and – for some – fame. <text:s/>The Internet has brought new opportunities, but also problems – the accessibility of online poker has seen younger cardsharps opting for the gambling game, rather than developing <text:span text:style-name="T6">practiced</text:span>, communicative partnership skills. <text:s/>There are active bridge clubs into nearly all UK towns and cities: while most are in health there is a general <text:span text:style-name="T6">overall </text:span>drop in numbers and we have seen this locally too, <text:span text:style-name="T6">although newer novice players are still finding it a very worthwhile activity. </text:span></text:p>
      <text:p text:style-name="P5"/>
      <text:p text:style-name="P6">Aberystwyth Bridge Club meets twice per week a<text:span text:style-name="T3">t</text:span> the Waunfawr Community Hall, and welcomes players from beginner to international level: <text:span text:style-name="T3">lessons and refresher sessions are freely available</text:span>. <text:s/>Learn more at <text:span text:style-name="T2">http://www.bridgewebs.com/aberystwyth</text:span>.</text:p>
      <text:p text:style-name="P6"/>
      <text:p text:style-name="P8"><office:annotation office:name="__Annotation__39_721524051"><dc:creator>Roger Boyle</dc:creator><dc:date>2017-09-01T13:35:33.326808714</dc:date><text:list text:continue-numbering="true" text:style-name=""><text:list-item><text:p text:style-name="P10"><text:span text:style-name="T9">Details to bit fitted around usable pictures</text:span></text:p></text:list-item><text:list-item><text:p text:style-name="P10"><text:span text:style-name="T9"/></text:p></text:list-item></text:list></office:annotation>Photo 1:</text:p>
      <text:list xml:id="list7141455333451667700" text:style-name="L6">
        <text:list-item>
          <text:p text:style-name="P9">Pictured are Mike Tedd and Yuan Shen of the Aberystwyth Club, at a table with XXX and XXX, recent recruits to the Club.</text:p>
        </text:list-item>
      </text:list>
      <text:p text:style-name="P8">Photo 2:</text:p>
      <text:list xml:id="list8824474974503215183" text:style-name="L7">
        <text:list-item>
          <text:p text:style-name="P7"><text:span text:style-name="T8">TBA</text:span><office:annotation-end office:name="__Annotation__39_72152405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0:37:54.233116462</meta:creation-date>
    <dc:date>2017-09-01T13:36:48.804155792</dc:date>
    <meta:editing-duration>PT1H31M11S</meta:editing-duration>
    <meta:editing-cycles>7</meta:editing-cycles>
    <meta:generator>LibreOffice/4.4.3.2$Linux_X86_64 LibreOffice_project/40m0$Build-2</meta:generator>
    <dc:creator>Roger Boyle</dc:creator>
    <meta:printed-by>Roger Boyle</meta:printed-by>
    <meta:print-date>2017-08-27T17:26:07.065689591</meta:print-date>
    <meta:document-statistic meta:table-count="0" meta:image-count="0" meta:object-count="0" meta:page-count="1" meta:paragraph-count="9" meta:word-count="390" meta:character-count="2357" meta:non-whitespace-character-count="1966"/>
  </office:meta>
</office:document-meta>
</file>